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e4fb5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fo:font-size="14pt" fo:language="zxx" fo:country="none" officeooo:rsid="03eecae3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39a3e2f"/>
    </style:style>
    <style:style style:name="T12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3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/>
    </style:style>
    <style:style style:name="T19" style:family="text">
      <style:text-properties officeooo:rsid="03b8181e"/>
    </style:style>
    <style:style style:name="T20" style:family="text">
      <style:text-properties style:font-name="Courier New" officeooo:rsid="03b8181e"/>
    </style:style>
    <style:style style:name="T21" style:family="text">
      <style:text-properties style:font-name="Courier New" officeooo:rsid="03d31711"/>
    </style:style>
    <style:style style:name="T22" style:family="text">
      <style:text-properties officeooo:rsid="03bb832f"/>
    </style:style>
    <style:style style:name="T23" style:family="text">
      <style:text-properties style:font-name="Courier New" officeooo:rsid="03dde676"/>
    </style:style>
    <style:style style:name="T24" style:family="text">
      <style:text-properties style:font-name="Courier New" fo:font-size="10pt" fo:language="zxx" fo:country="none" officeooo:rsid="03e76be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officeooo:rsid="03e76be2"/>
    </style:style>
    <style:style style:name="T26" style:family="text">
      <style:text-properties officeooo:rsid="03acf890"/>
    </style:style>
    <style:style style:name="T27" style:family="text">
      <style:text-properties officeooo:rsid="03bcc2cc"/>
    </style:style>
    <style:style style:name="T28" style:family="text">
      <style:text-properties style:font-name="Courier New" officeooo:rsid="03acf890"/>
    </style:style>
    <style:style style:name="T29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7">.</text:span></text:span><text:span text:style-name="Default_20_Paragraph_20_Font"><text:span text:style-name="T8">2</text:span></text:span><text:span text:style-name="Default_20_Paragraph_20_Font"><text:span text:style-name="T1"> –</text:span></text:span><text:span text:style-name="Default_20_Paragraph_20_Font"><text:span text:style-name="T9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10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1">properties</text:span></text:p>
          </table:table-cell>
          <table:table-cell table:style-name="Table5.B1" office:value-type="string">
            <text:p text:style-name="P3"><text:span text:style-name="Source_20_Text"><text:span text:style-name="T12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3">assert(condition [, message </text:span></text:span><text:span text:style-name="Source_20_Text"><text:span text:style-name="T14">| error</text:span></text:span><text:span text:style-name="Source_20_Text"><text:span text:style-name="T13">]);</text:span></text:span></text:p>
          </table:table-cell>
          <table:table-cell table:style-name="Table5.B2" office:value-type="string">
            <text:p text:style-name="P4"><text:span text:style-name="Source_20_Text"><text:span text:style-name="T15">c</text:span></text:span><text:span text:style-name="Source_20_Text"><text:span text:style-name="T16">elestra.</text:span></text:span><text:span text:style-name="Source_20_Text"><text:span text:style-name="T17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8">assert.strict = true</text:span></text:span></text:p>
          </table:table-cell>
          <table:table-cell table:style-name="Table5.B3" office:value-type="string">
            <text:p text:style-name="Table_20_Contents"><text:span text:style-name="T13">Default value is true. If this property is true, then always the strict equality is used in the </text:span><text:span text:style-name="Source_20_Text"><text:span text:style-name="T13">assert.equal();</text:span></text:span><text:span text:style-name="T13">, </text:span><text:span text:style-name="Source_20_Text"><text:span text:style-name="T13">assert.notEqual();</text:span></text:span><text:span text:style-name="T13">, </text:span><text:span text:style-name="Source_20_Text"><text:span text:style-name="T13">assert.deepEqual();</text:span></text:span><text:span text:style-name="T13">, </text:span><text:span text:style-name="Source_20_Text"><text:span text:style-name="T13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8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3">celestra.deepStrictEqual(value1, value2 [, message | error]);</text:span></text:span></text:p>
            <text:p text:style-name="P8">or</text:p>
            <text:p text:style-name="P9"><text:span text:style-name="Source_20_Text"><text:span text:style-name="T13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5" office:value-type="string">
            <text:p text:style-name="P10"><text:span text:style-name="T19">celestra</text:span>.<text:span text:style-name="T19">assertD</text:span>oesNot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8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8">celestra.assertStrictEqual(value1, value2 [, message | error]);</text:span></text:span></text:p>
            <text:p text:style-name="P8">or</text:p>
            <text:p text:style-name="P12"><text:span text:style-name="Source_20_Text"><text:span text:style-name="T18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9">essage </text:span><text:span text:style-name="T22">OR error</text:span>);</text:p>
          </table:table-cell>
          <table:table-cell table:style-name="Table5.B7" office:value-type="string">
            <text:p text:style-name="P14">celestra.assertFail(m<text:span text:style-name="T19">essage </text:span><text:span text:style-name="T22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8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3">celestra.assertFalse(condition [, message | error]);</text:span></text:span></text:p>
          </table:table-cell>
        </table:table-row>
        <table:table-row table:style-name="Table5.9">
          <table:table-cell table:style-name="Table5.A9" office:value-type="string">
            <text:p text:style-name="P15"><text:span text:style-name="Source_20_Text"><text:span text:style-name="T18">assert.is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8">celestra.assertIs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</table:table-row>
        <table:table-row table:style-name="Table5.10">
          <table:table-cell table:style-name="Table5.A3" office:value-type="string">
            <text:p text:style-name="P15"><text:span text:style-name="Source_20_Text"><text:span text:style-name="T18">assert.is</text:span></text:span><text:span text:style-name="Source_20_Text"><text:span text:style-name="T23">Not</text:span></text:span><text:span text:style-name="Source_20_Text"><text:span text:style-name="T18">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  <table:table-cell table:style-name="Table5.B10" office:value-type="string">
            <text:p text:style-name="P15"><text:span text:style-name="Source_20_Text"><text:span text:style-name="T18">celestra.assertIs</text:span></text:span><text:span text:style-name="Source_20_Text"><text:span text:style-name="T23">Not</text:span></text:span><text:span text:style-name="Source_20_Text"><text:span text:style-name="T18">(value, </text:span></text:span><text:span text:style-name="Source_20_Text"><text:span text:style-name="T23">expectedType</text:span></text:span><text:span text:style-name="Source_20_Text"><text:span text:style-name="T18">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3">assert.isNotN</text:span></text:span><text:span text:style-name="Source_20_Text"><text:span text:style-name="T24">ullish</text:span></text:span><text:span text:style-name="Source_20_Text"><text:span text:style-name="T13">(value [, message | error]);</text:span></text:span></text:p>
          </table:table-cell>
          <table:table-cell table:style-name="Table5.B10" office:value-type="string">
            <text:p text:style-name="Table_20_Contents"><text:span text:style-name="Source_20_Text"><text:span text:style-name="T13">celestra.assertIsNotN</text:span></text:span><text:span text:style-name="Source_20_Text"><text:span text:style-name="T24">ullish</text:span></text:span><text:span text:style-name="Source_20_Text"><text:span text:style-name="T13">(value [, message | error]);</text:span></text:span></text:p>
          </table:table-cell>
        </table:table-row>
        <table:table-row table:style-name="Table5.12">
          <table:table-cell table:style-name="Table5.A3" office:value-type="string">
            <text:p text:style-name="P6"><text:span text:style-name="Source_20_Text"><text:span text:style-name="T18">assert.isN</text:span></text:span><text:span text:style-name="Source_20_Text"><text:span text:style-name="T25">ullish</text:span></text:span><text:span text:style-name="Source_20_Text"><text:span text:style-name="T18">(value [, message | error]);</text:span></text:span></text:p>
          </table:table-cell>
          <table:table-cell table:style-name="Table5.B10" office:value-type="string">
            <text:p text:style-name="P6"><text:span text:style-name="Source_20_Text"><text:span text:style-name="T18">celestra.assertIsN</text:span></text:span><text:span text:style-name="Source_20_Text"><text:span text:style-name="T25">ullish</text:span></text:span><text:span text:style-name="Source_20_Text"><text:span text:style-name="T18">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8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8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9">tring</text:span>, 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  <table:table-cell table:style-name="Table5.B14" office:value-type="string">
            <text:p text:style-name="P16"><text:span text:style-name="T19">celestra</text:span>.assertMatch(s<text:span text:style-name="T19">tring</text:span>,r<text:span text:style-name="T19">egexp</text:span><text:span text:style-name="Source_20_Text"><text:span text:style-name="T20">[, message </text:span></text:span><text:span text:style-name="Source_20_Text"><text:span text:style-name="T21">| error</text:span></text:span><text:span text:style-name="Source_20_Text"><text:span text:style-name="T20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8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8">celestra.assertNotDeepStrictEqual(value1, value2 [, message | error]);</text:span></text:span></text:p>
            <text:p text:style-name="P18">or</text:p>
            <text:p text:style-name="P19"><text:span text:style-name="Source_20_Text"><text:span text:style-name="T18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8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8">celestra.assertNotStrictEqual(value1, value2 [, message | error]);</text:span></text:span></text:p>
            <text:p text:style-name="P8">or </text:p>
            <text:p text:style-name="P12"><text:span text:style-name="Source_20_Text"><text:span text:style-name="T18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8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3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8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8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8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8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6">assert.</text:span><text:span text:style-name="T27">T</text:span>hrows<text:span text:style-name="T26">(callback </text:span><text:span text:style-name="Source_20_Text"><text:span text:style-name="T28">[, message | error]);</text:span></text:span></text:p>
          </table:table-cell>
          <table:table-cell table:style-name="Table5.B20" office:value-type="string">
            <text:p text:style-name="P21"><text:span text:style-name="T29">c</text:span>elestra.assertThrows(callback <text:span text:style-name="Source_20_Text"><text:span text:style-name="T18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10-10T15:58:15.557649800</dc:date>
    <meta:print-date>2025-10-10T15:58:09.508737500</meta:print-date>
    <meta:editing-cycles>1003</meta:editing-cycles>
    <meta:editing-duration>P1DT4H31M26S</meta:editing-duration>
    <meta:printed-by>PDF files</meta:printed-by>
    <meta:document-statistic meta:table-count="1" meta:image-count="0" meta:object-count="0" meta:page-count="1" meta:paragraph-count="50" meta:word-count="256" meta:character-count="2448" meta:non-whitespace-character-count="2239"/>
    <meta:template xlink:type="simple" xlink:actuate="onRequest" xlink:title="" xlink:href="Normal.dotm"/>
  </office:meta>
</office:document-meta>
</file>